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a746" officeooo:paragraph-rsid="0012a746"/>
    </style:style>
    <style:style style:name="P2" style:family="paragraph" style:parent-style-name="Standard">
      <style:text-properties fo:font-size="14pt" style:text-underline-style="solid" style:text-underline-width="auto" style:text-underline-color="font-color" fo:font-weight="bold" officeooo:rsid="0012a746" officeooo:paragraph-rsid="0012a746" style:font-size-asian="14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solid" style:text-underline-width="auto" style:text-underline-color="font-color" fo:font-weight="bold" officeooo:rsid="00139247" officeooo:paragraph-rsid="00139247" style:font-size-asian="14pt" style:font-weight-asian="bold" style:font-size-complex="14pt" style:font-weight-complex="bold"/>
    </style:style>
    <style:style style:name="P4" style:family="paragraph" style:parent-style-name="Standard">
      <style:text-properties fo:font-size="14pt" style:text-underline-style="solid" style:text-underline-width="auto" style:text-underline-color="font-color" fo:font-weight="bold" officeooo:rsid="00154d2c" officeooo:paragraph-rsid="00154d2c" style:font-size-asian="14pt" style:font-weight-asian="bold" style:font-size-complex="14pt" style:font-weight-complex="bold"/>
    </style:style>
    <style:style style:name="P5" style:family="paragraph" style:parent-style-name="Standard">
      <style:text-properties fo:font-size="14pt" style:text-underline-style="solid" style:text-underline-width="auto" style:text-underline-color="font-color" fo:font-weight="bold" officeooo:rsid="00179e02" officeooo:paragraph-rsid="00179e02" style:font-size-asian="14pt" style:font-weight-asian="bold" style:font-size-complex="14pt" style:font-weight-complex="bold"/>
    </style:style>
    <style:style style:name="P6" style:family="paragraph" style:parent-style-name="Standard">
      <style:text-properties fo:font-size="14pt" style:text-underline-style="solid" style:text-underline-width="auto" style:text-underline-color="font-color" officeooo:rsid="0012a746" officeooo:paragraph-rsid="0012a746" style:font-size-asian="14pt" style:font-size-complex="14pt"/>
    </style:style>
    <style:style style:name="P7" style:family="paragraph" style:parent-style-name="Standard">
      <style:text-properties fo:font-size="14pt" style:text-underline-style="solid" style:text-underline-width="auto" style:text-underline-color="font-color" fo:font-weight="normal" officeooo:rsid="00139247" officeooo:paragraph-rsid="00139247" style:font-size-asian="14pt" style:font-weight-asian="normal" style:font-size-complex="14pt" style:font-weight-complex="normal"/>
    </style:style>
    <style:style style:name="P8" style:family="paragraph" style:parent-style-name="Standard">
      <style:text-properties fo:font-size="14pt" style:text-underline-style="none" fo:font-weight="bold" officeooo:rsid="0012a746" officeooo:paragraph-rsid="0012a746" style:font-size-asian="14pt" style:font-weight-asian="bold" style:font-size-complex="14pt" style:font-weight-complex="bold"/>
    </style:style>
    <style:style style:name="P9" style:family="paragraph" style:parent-style-name="Standard">
      <style:text-properties fo:font-size="14pt" style:text-underline-style="none" fo:font-weight="bold" officeooo:rsid="0015e4bd" officeooo:paragraph-rsid="0015e4bd" style:font-size-asian="14pt" style:font-weight-asian="bold" style:font-size-complex="14pt" style:font-weight-complex="bold"/>
    </style:style>
    <style:style style:name="P10" style:family="paragraph" style:parent-style-name="Standard">
      <style:text-properties fo:font-size="14pt" style:text-underline-style="none" fo:font-weight="normal" officeooo:rsid="00179e02" officeooo:paragraph-rsid="00179e02" style:font-size-asian="14pt" style:font-weight-asian="normal" style:font-size-complex="14pt" style:font-weight-complex="normal"/>
    </style:style>
    <style:style style:name="P11" style:family="paragraph" style:parent-style-name="Standard">
      <style:text-properties fo:font-size="12pt" style:text-underline-style="none" fo:font-weight="normal" officeooo:rsid="0012a746" officeooo:paragraph-rsid="0012a746" style:font-size-asian="12pt" style:font-weight-asian="normal" style:font-size-complex="12pt" style:font-weight-complex="normal"/>
    </style:style>
    <style:style style:name="P12" style:family="paragraph" style:parent-style-name="Standard">
      <style:text-properties fo:font-size="12pt" style:text-underline-style="none" fo:font-weight="normal" officeooo:rsid="00139247" officeooo:paragraph-rsid="00139247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style:text-underline-style="none" fo:font-weight="normal" officeooo:rsid="00179e02" officeooo:paragraph-rsid="00179e02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style:text-underline-style="none" fo:font-weight="normal" officeooo:rsid="0015e4bd" officeooo:paragraph-rsid="0015e4bd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style:text-underline-style="none" fo:font-weight="normal" officeooo:rsid="00154d2c" officeooo:paragraph-rsid="00154d2c" style:font-size-asian="10.5pt" style:font-weight-asian="normal" style:font-size-complex="12pt" style:font-weight-complex="normal"/>
    </style:style>
    <style:style style:name="P16" style:family="paragraph" style:parent-style-name="Standard">
      <style:text-properties fo:font-size="12pt" style:text-underline-style="none" fo:font-weight="bold" officeooo:rsid="0012a746" officeooo:paragraph-rsid="0012abae" style:font-size-asian="12pt" style:font-weight-asian="bold" style:font-size-complex="12pt" style:font-weight-complex="bold"/>
    </style:style>
    <style:style style:name="P17" style:family="paragraph" style:parent-style-name="Standard">
      <style:text-properties fo:font-size="12pt" style:text-underline-style="none" fo:font-weight="bold" officeooo:rsid="0012abae" officeooo:paragraph-rsid="0012abae" style:font-size-asian="12pt" style:font-weight-asian="bold" style:font-size-complex="12pt" style:font-weight-complex="bold"/>
    </style:style>
    <style:style style:name="P18" style:family="paragraph" style:parent-style-name="Standard">
      <style:text-properties fo:font-size="12pt" style:text-underline-style="solid" style:text-underline-width="auto" style:text-underline-color="font-color" fo:font-weight="bold" officeooo:rsid="0012abae" officeooo:paragraph-rsid="0012abae" style:font-size-asian="12pt" style:font-weight-asian="bold" style:font-size-complex="12pt" style:font-weight-complex="bold"/>
    </style:style>
    <style:style style:name="P19" style:family="paragraph" style:parent-style-name="Standard">
      <style:text-properties fo:font-size="12pt" style:text-underline-style="solid" style:text-underline-width="auto" style:text-underline-color="font-color" fo:font-weight="bold" officeooo:rsid="00139247" officeooo:paragraph-rsid="00139247" style:font-size-asian="12pt" style:font-weight-asian="bold" style:font-size-complex="12pt" style:font-weight-complex="bold"/>
    </style:style>
    <style:style style:name="P20" style:family="paragraph" style:parent-style-name="Standard">
      <style:text-properties fo:font-size="12pt" style:text-underline-style="solid" style:text-underline-width="auto" style:text-underline-color="font-color" fo:font-weight="normal" officeooo:rsid="0015e4bd" officeooo:paragraph-rsid="0015e4bd" style:font-size-asian="12pt" style:font-weight-asian="normal" style:font-size-complex="12pt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solid" style:text-underline-width="auto" style:text-underline-color="font-color" officeooo:rsid="0012abae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officeooo:rsid="0015e4b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OUTPUT</text:p>
      <text:p text:style-name="P1">Enter the number of elements : 4</text:p>
      <text:p text:style-name="P1"/>
      <text:p text:style-name="P1">Input the array elements : 1234</text:p>
      <text:p text:style-name="P1">12</text:p>
      <text:p text:style-name="P1">34</text:p>
      <text:p text:style-name="P1">56</text:p>
      <text:p text:style-name="P1"/>
      <text:p text:style-name="P1">The smallest element is 12</text:p>
      <text:p text:style-name="P1"/>
      <text:p text:style-name="P1">The largest element is 1234</text:p>
      <text:p text:style-name="P6"/>
      <text:p text:style-name="P8"/>
      <text:p text:style-name="P2">OUTPUT</text:p>
      <text:p text:style-name="P11">enter size of array a:5</text:p>
      <text:p text:style-name="P11">enter aaray elements;1</text:p>
      <text:p text:style-name="P11">2</text:p>
      <text:p text:style-name="P11">3</text:p>
      <text:p text:style-name="P11">4</text:p>
      <text:p text:style-name="P11">5</text:p>
      <text:p text:style-name="P11">enter size of array b:3</text:p>
      <text:p text:style-name="P11">enter aaray elements;6</text:p>
      <text:p text:style-name="P11">7</text:p>
      <text:p text:style-name="P11">8</text:p>
      <text:p text:style-name="P11"/>
      <text:p text:style-name="P11"><text:s/>array a:1<text:tab/>2<text:tab/>3<text:tab/>4<text:tab/>5<text:tab/></text:p>
      <text:p text:style-name="P11"><text:s/>array b:6<text:tab/>7<text:tab/>8<text:tab/></text:p>
      <text:p text:style-name="P16"><text:span text:style-name="T1"><text:s/>array c:1</text:span><text:tab/><text:span text:style-name="T1">2<text:tab/>3<text:tab/>4<text:tab/>5<text:tab/>6<text:tab/>7<text:tab/>8</text:span></text:p>
      <text:p text:style-name="P16"><text:span text:style-name="T1"/></text:p>
      <text:p text:style-name="P16"><text:span text:style-name="T2">OUTPUT</text:span><text:span text:style-name="T1"><text:tab/></text:span></text:p>
      <text:p text:style-name="P17"><text:span text:style-name="T1"/></text:p>
      <text:p text:style-name="P17"><text:span text:style-name="T1"><text:s/>Enter the size of STACK[MAX=100]:4</text:span></text:p>
      <text:p text:style-name="P17"><text:span text:style-name="T1"/></text:p>
      <text:p text:style-name="P17"><text:span text:style-name="T1"><text:tab/> STACK OPERATIONS USING ARRAY</text:span></text:p>
      <text:p text:style-name="P17"><text:span text:style-name="T1"><text:tab/> 1.PUSH</text:span></text:p>
      <text:p text:style-name="P17"><text:span text:style-name="T1"><text:tab/> 2.POP</text:span></text:p>
      <text:p text:style-name="P17"><text:span text:style-name="T1"><text:tab/> 3.DISPLAY</text:span></text:p>
      <text:p text:style-name="P17"><text:span text:style-name="T1"><text:tab/> 4.EXIT</text:span></text:p>
      <text:p text:style-name="P17"><text:span text:style-name="T1"><text:s/>Enter the Choice:1</text:span></text:p>
      <text:p text:style-name="P17"><text:span text:style-name="T1"><text:s/>Enter a value to be pushed:1</text:span></text:p>
      <text:p text:style-name="P17"><text:span text:style-name="T1"/></text:p>
      <text:p text:style-name="P17"><text:span text:style-name="T1"><text:s/>Enter the Choice:1</text:span></text:p>
      <text:p text:style-name="P17"><text:span text:style-name="T1"><text:s/>Enter a value to be pushed:2</text:span></text:p>
      <text:p text:style-name="P17"><text:span text:style-name="T1"/></text:p>
      <text:p text:style-name="P17"><text:span text:style-name="T1"><text:s/>Enter the Choice:1</text:span></text:p>
      <text:p text:style-name="P17"><text:span text:style-name="T1"><text:s/>Enter a value to be pushed:3</text:span></text:p>
      <text:p text:style-name="P17"><text:span text:style-name="T1"/></text:p>
      <text:p text:style-name="P17"><text:span text:style-name="T1"><text:s/>Enter the Choice:1</text:span></text:p>
      <text:p text:style-name="P17"><text:span text:style-name="T1"><text:s/>Enter a value to be pushed:4</text:span></text:p>
      <text:p text:style-name="P17"><text:span text:style-name="T1"/></text:p>
      <text:p text:style-name="P17"><text:span text:style-name="T1"><text:s/>Enter the Choice:3</text:span></text:p>
      <text:p text:style-name="P17"><text:span text:style-name="T1"/></text:p>
      <text:p text:style-name="P17"><text:soft-page-break/><text:span text:style-name="T1"><text:s/>The elements in STACK </text:span></text:p>
      <text:p text:style-name="P17"><text:span text:style-name="T1"/></text:p>
      <text:p text:style-name="P17"><text:span text:style-name="T1">4</text:span></text:p>
      <text:p text:style-name="P17"><text:span text:style-name="T1">3</text:span></text:p>
      <text:p text:style-name="P17"><text:span text:style-name="T1">2</text:span></text:p>
      <text:p text:style-name="P17"><text:span text:style-name="T1">1</text:span></text:p>
      <text:p text:style-name="P17"><text:span text:style-name="T1"><text:s/>Press Next Choice</text:span></text:p>
      <text:p text:style-name="P17"><text:span text:style-name="T1"><text:s/>Enter the Choice:2</text:span></text:p>
      <text:p text:style-name="P17"><text:span text:style-name="T1"/></text:p>
      <text:p text:style-name="P17"><text:span text:style-name="T1"><text:tab/> The popped elements is 4</text:span></text:p>
      <text:p text:style-name="P17"><text:span text:style-name="T1"/></text:p>
      <text:p text:style-name="P17"><text:span text:style-name="T1"><text:s/>Queue Menu:</text:span></text:p>
      <text:p text:style-name="P17"><text:span text:style-name="T1">1. Enqueue</text:span></text:p>
      <text:p text:style-name="P17"><text:span text:style-name="T1">2. Dequeue</text:span></text:p>
      <text:p text:style-name="P17"><text:span text:style-name="T1">3. Display</text:span></text:p>
      <text:p text:style-name="P17"><text:span text:style-name="T1">4. Quit</text:span></text:p>
      <text:p text:style-name="P17"><text:span text:style-name="T1">Enter your choice: 1</text:span></text:p>
      <text:p text:style-name="P17"><text:span text:style-name="T1">Enter the element to enqueue: 1</text:span></text:p>
      <text:p text:style-name="P17"><text:span text:style-name="T1">1 enqueued to the queue.</text:span></text:p>
      <text:p text:style-name="P17"><text:span text:style-name="T1"/></text:p>
      <text:p text:style-name="P17"><text:span text:style-name="T1">Queue Menu:</text:span></text:p>
      <text:p text:style-name="P17"><text:span text:style-name="T1">1. Enqueue</text:span></text:p>
      <text:p text:style-name="P17"><text:span text:style-name="T1">2. Dequeue</text:span></text:p>
      <text:p text:style-name="P17"><text:span text:style-name="T1">3. Display</text:span></text:p>
      <text:p text:style-name="P17"><text:span text:style-name="T1">4. Quit</text:span></text:p>
      <text:p text:style-name="P17"><text:span text:style-name="T1">Enter your choice: 1</text:span></text:p>
      <text:p text:style-name="P17"><text:span text:style-name="T1">Enter the element to enqueue: 2</text:span></text:p>
      <text:p text:style-name="P17"><text:span text:style-name="T1">2 enqueued to the queue.</text:span></text:p>
      <text:p text:style-name="P17"><text:span text:style-name="T1"/></text:p>
      <text:p text:style-name="P17"><text:span text:style-name="T1">Queue Menu:</text:span></text:p>
      <text:p text:style-name="P17"><text:span text:style-name="T1">1. Enqueue</text:span></text:p>
      <text:p text:style-name="P17"><text:span text:style-name="T1">2. Dequeue</text:span></text:p>
      <text:p text:style-name="P17"><text:span text:style-name="T1">3. Display</text:span></text:p>
      <text:p text:style-name="P17"><text:span text:style-name="T1">4. Quit</text:span></text:p>
      <text:p text:style-name="P17"><text:span text:style-name="T1">Enter your choice: 1</text:span></text:p>
      <text:p text:style-name="P17"><text:span text:style-name="T1">Enter the element to enqueue: 3</text:span></text:p>
      <text:p text:style-name="P17"><text:span text:style-name="T1">3 enqueued to the queue.</text:span></text:p>
      <text:p text:style-name="P17"><text:span text:style-name="T1"/></text:p>
      <text:p text:style-name="P17"><text:span text:style-name="T1">Queue Menu:</text:span></text:p>
      <text:p text:style-name="P17"><text:span text:style-name="T1">1. Enqueue</text:span></text:p>
      <text:p text:style-name="P17"><text:span text:style-name="T1">2. Dequeue</text:span></text:p>
      <text:p text:style-name="P17"><text:span text:style-name="T1">3. Display</text:span></text:p>
      <text:p text:style-name="P17"><text:span text:style-name="T1">4. Quit</text:span></text:p>
      <text:p text:style-name="P17"><text:span text:style-name="T1">Enter your choice: 1</text:span></text:p>
      <text:p text:style-name="P17"><text:span text:style-name="T1">Enter the element to enqueue: 4</text:span></text:p>
      <text:p text:style-name="P17"><text:span text:style-name="T1">4 enqueued to the queue.</text:span></text:p>
      <text:p text:style-name="P17"><text:span text:style-name="T1"/></text:p>
      <text:p text:style-name="P17"><text:span text:style-name="T1">Queue Menu:</text:span></text:p>
      <text:p text:style-name="P17"><text:span text:style-name="T1">1. Enqueue</text:span></text:p>
      <text:p text:style-name="P17"><text:span text:style-name="T1">2. Dequeue</text:span></text:p>
      <text:p text:style-name="P17"><text:span text:style-name="T1">3. Display</text:span></text:p>
      <text:p text:style-name="P17"><text:span text:style-name="T1">4. Quit</text:span></text:p>
      <text:p text:style-name="P17"><text:soft-page-break/><text:span text:style-name="T1">Enter your choice: 3</text:span></text:p>
      <text:p text:style-name="P17"><text:span text:style-name="T1">Elements in the queue: 1 2 3 4 </text:span></text:p>
      <text:p text:style-name="P17"><text:span text:style-name="T1"/></text:p>
      <text:p text:style-name="P17"><text:span text:style-name="T1">Queue Menu:</text:span></text:p>
      <text:p text:style-name="P17"><text:span text:style-name="T1">1. Enqueue</text:span></text:p>
      <text:p text:style-name="P17"><text:span text:style-name="T1">2. Dequeue</text:span></text:p>
      <text:p text:style-name="P17"><text:span text:style-name="T1">3. Display</text:span></text:p>
      <text:p text:style-name="P17"><text:span text:style-name="T1">4. Quit</text:span></text:p>
      <text:p text:style-name="P17"><text:span text:style-name="T1">Enter your choice: 2</text:span></text:p>
      <text:p text:style-name="P17"><text:span text:style-name="T1">1 dequeued from the queue.</text:span></text:p>
      <text:p text:style-name="P17"><text:span text:style-name="T1"/></text:p>
      <text:p text:style-name="P17"><text:span text:style-name="T1">Queue Menu:</text:span></text:p>
      <text:p text:style-name="P17"><text:span text:style-name="T1">1. Enqueue</text:span></text:p>
      <text:p text:style-name="P17"><text:span text:style-name="T1">2. Dequeue</text:span></text:p>
      <text:p text:style-name="P17"><text:span text:style-name="T1">3. Display</text:span></text:p>
      <text:p text:style-name="P17"><text:span text:style-name="T1">4. Quit</text:span></text:p>
      <text:p text:style-name="P17"><text:span text:style-name="T1"/></text:p>
      <text:p text:style-name="P17"><text:span text:style-name="T1"/></text:p>
      <text:p text:style-name="P18">OUTPUT</text:p>
      <text:p text:style-name="P19"/>
      <text:p text:style-name="P12">1:insertion</text:p>
      <text:p text:style-name="P12"/>
      <text:p text:style-name="P12">2:deletion</text:p>
      <text:p text:style-name="P12"/>
      <text:p text:style-name="P12">3:display</text:p>
      <text:p text:style-name="P12"/>
      <text:p text:style-name="P12">4:search</text:p>
      <text:p text:style-name="P12"/>
      <text:p text:style-name="P12">5:exit1</text:p>
      <text:p text:style-name="P12">enter the element to insert:1</text:p>
      <text:p text:style-name="P12"/>
      <text:p text:style-name="P12"/>
      <text:p text:style-name="P12">1:insertion</text:p>
      <text:p text:style-name="P12"/>
      <text:p text:style-name="P12">2:deletion</text:p>
      <text:p text:style-name="P12"/>
      <text:p text:style-name="P12">3:display</text:p>
      <text:p text:style-name="P12"/>
      <text:p text:style-name="P12">4:search</text:p>
      <text:p text:style-name="P12"/>
      <text:p text:style-name="P12">5:exit1</text:p>
      <text:p text:style-name="P12">enter the element to insert:2</text:p>
      <text:p text:style-name="P12"/>
      <text:p text:style-name="P12"/>
      <text:p text:style-name="P12">1:insertion</text:p>
      <text:p text:style-name="P12"/>
      <text:p text:style-name="P12">2:deletion</text:p>
      <text:p text:style-name="P12"/>
      <text:p text:style-name="P12">3:display</text:p>
      <text:p text:style-name="P12"/>
      <text:p text:style-name="P12">4:search</text:p>
      <text:p text:style-name="P12"/>
      <text:p text:style-name="P12"><text:soft-page-break/>5:exit1</text:p>
      <text:p text:style-name="P12">enter the element to insert:3</text:p>
      <text:p text:style-name="P12"/>
      <text:p text:style-name="P12"/>
      <text:p text:style-name="P12">1:insertion</text:p>
      <text:p text:style-name="P12"/>
      <text:p text:style-name="P12">2:deletion</text:p>
      <text:p text:style-name="P12"/>
      <text:p text:style-name="P12">3:display</text:p>
      <text:p text:style-name="P12"/>
      <text:p text:style-name="P12">4:search</text:p>
      <text:p text:style-name="P12"/>
      <text:p text:style-name="P12">5:exit1</text:p>
      <text:p text:style-name="P12">enter the element to insert:4</text:p>
      <text:p text:style-name="P12"/>
      <text:p text:style-name="P12"/>
      <text:p text:style-name="P12">1:insertion</text:p>
      <text:p text:style-name="P12"/>
      <text:p text:style-name="P12">2:deletion</text:p>
      <text:p text:style-name="P12"/>
      <text:p text:style-name="P12">3:display</text:p>
      <text:p text:style-name="P12"/>
      <text:p text:style-name="P12">4:search</text:p>
      <text:p text:style-name="P12"/>
      <text:p text:style-name="P12">5:exit3</text:p>
      <text:p text:style-name="P12">front=0</text:p>
      <text:p text:style-name="P12">rear=3</text:p>
      <text:p text:style-name="P12">1 2 3 <text:s/>4</text:p>
      <text:p text:style-name="P12"/>
      <text:p text:style-name="P12">1:insertion</text:p>
      <text:p text:style-name="P12"/>
      <text:p text:style-name="P12">2:deletion</text:p>
      <text:p text:style-name="P12"/>
      <text:p text:style-name="P12">3:display</text:p>
      <text:p text:style-name="P12"/>
      <text:p text:style-name="P12">4:search</text:p>
      <text:p text:style-name="P12"/>
      <text:p text:style-name="P12">5:exit2</text:p>
      <text:p text:style-name="P12">deleted element:1</text:p>
      <text:p text:style-name="P12"/>
      <text:p text:style-name="P12">1:insertion</text:p>
      <text:p text:style-name="P12"/>
      <text:p text:style-name="P12">2:deletion</text:p>
      <text:p text:style-name="P12"/>
      <text:p text:style-name="P12">3:display</text:p>
      <text:p text:style-name="P12"/>
      <text:p text:style-name="P12">4:search</text:p>
      <text:p text:style-name="P12"/>
      <text:p text:style-name="P12">5:exit4</text:p>
      <text:p text:style-name="P12">enter the element to saerch:3</text:p>
      <text:p text:style-name="P12">element found at postion 2</text:p>
      <text:p text:style-name="P12"/>
      <text:p text:style-name="P12"><text:soft-page-break/>1:insertion</text:p>
      <text:p text:style-name="P12"/>
      <text:p text:style-name="P12">2:deletion</text:p>
      <text:p text:style-name="P12"/>
      <text:p text:style-name="P12">3:display</text:p>
      <text:p text:style-name="P12"/>
      <text:p text:style-name="P12">4:search</text:p>
      <text:p text:style-name="P12"/>
      <text:p text:style-name="P12">5:exit</text:p>
      <text:p text:style-name="P7"/>
      <text:p text:style-name="P3">OUTPUT</text:p>
      <text:p text:style-name="P3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2</text:p>
      <text:p text:style-name="P15"/>
      <text:p text:style-name="P15">Enter number to be inserted : 1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2</text:p>
      <text:p text:style-name="P15"/>
      <text:p text:style-name="P15">Enter number to be inserted : 2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<text:soft-page-break/>Enter Choice :</text:p>
      <text:p text:style-name="P15">2</text:p>
      <text:p text:style-name="P15"/>
      <text:p text:style-name="P15">Enter number to be inserted : 3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2</text:p>
      <text:p text:style-name="P15"/>
      <text:p text:style-name="P15">Enter number to be inserted : 4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2</text:p>
      <text:p text:style-name="P15"/>
      <text:p text:style-name="P15">Enter number to be inserted : 5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1</text:p>
      <text:p text:style-name="P15">the list is</text:p>
      <text:p text:style-name="P15"><text:s/>5 --&gt; 4 --&gt; 3 --&gt; 2 --&gt; 1 --&gt;</text:p>
      <text:p text:style-name="P15"><text:tab/>1 To see list</text:p>
      <text:p text:style-name="P15"><text:tab/>2 For insertion at starting</text:p>
      <text:p text:style-name="P15"><text:tab/>3 For insertion at end</text:p>
      <text:p text:style-name="P15"><text:soft-page-break/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3</text:p>
      <text:p text:style-name="P15"/>
      <text:p text:style-name="P15">Enter number to be inserted : 8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1</text:p>
      <text:p text:style-name="P15">the list is</text:p>
      <text:p text:style-name="P15"><text:s/>5 --&gt; 4 --&gt; 3 --&gt; 2 --&gt; 1 --&gt; 8 --&gt;</text:p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4</text:p>
      <text:p text:style-name="P15"/>
      <text:p text:style-name="P15">Enter position and data :3</text:p>
      <text:p text:style-name="P15">9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<text:soft-page-break/>Enter Choice :</text:p>
      <text:p text:style-name="P15">5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1</text:p>
      <text:p text:style-name="P15">the list is</text:p>
      <text:p text:style-name="P15"><text:s/>4 --&gt; 9 --&gt; 3 --&gt; 2 --&gt; 1 --&gt; 8 --&gt;</text:p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6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1</text:p>
      <text:p text:style-name="P15">the list is</text:p>
      <text:p text:style-name="P15"><text:s/>4 --&gt; 9 --&gt; 3 --&gt; 2 --&gt; 1 --&gt;</text:p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soft-page-break/><text:tab/>9 To exit</text:p>
      <text:p text:style-name="P15"/>
      <text:p text:style-name="P15">Enter Choice :</text:p>
      <text:p text:style-name="P15">7</text:p>
      <text:p text:style-name="P15"/>
      <text:p text:style-name="P15">Enter position : 3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1</text:p>
      <text:p text:style-name="P15">the list is</text:p>
      <text:p text:style-name="P15"><text:s/>4 --&gt; 9 --&gt; 2 --&gt; 1 --&gt;</text:p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>8</text:p>
      <text:p text:style-name="P15"/>
      <text:p text:style-name="P15">Enter the element you want to search: 4</text:p>
      <text:p text:style-name="P15">Yes, 4 is present in the linked list.</text:p>
      <text:p text:style-name="P15"/>
      <text:p text:style-name="P15"><text:tab/>1 To see list</text:p>
      <text:p text:style-name="P15"><text:tab/>2 For insertion at starting</text:p>
      <text:p text:style-name="P15"><text:tab/>3 For insertion at end</text:p>
      <text:p text:style-name="P15"><text:tab/>4 For insertion at any position</text:p>
      <text:p text:style-name="P15"><text:tab/>5 For deletion of first element</text:p>
      <text:p text:style-name="P15"><text:tab/>6 For deletion of last element</text:p>
      <text:p text:style-name="P15"><text:tab/>7 For deletion of element at any position</text:p>
      <text:p text:style-name="P15"><text:tab/>8 Search an element in linked list</text:p>
      <text:p text:style-name="P15"><text:tab/>9 To exit</text:p>
      <text:p text:style-name="P15"/>
      <text:p text:style-name="P15">Enter Choice :</text:p>
      <text:p text:style-name="P15"/>
      <text:p text:style-name="P4">OUTPUT</text:p>
      <text:p text:style-name="P4"/>
      <text:p text:style-name="P15">1:push</text:p>
      <text:p text:style-name="P15"><text:soft-page-break/></text:p>
      <text:p text:style-name="P15">2:pop</text:p>
      <text:p text:style-name="P15"/>
      <text:p text:style-name="P15">3:linear search</text:p>
      <text:p text:style-name="P15"/>
      <text:p text:style-name="P15">4:display</text:p>
      <text:p text:style-name="P15"/>
      <text:p text:style-name="P15">5:exit</text:p>
      <text:p text:style-name="P15"><text:s/>enter your choice:1</text:p>
      <text:p text:style-name="P15"/>
      <text:p text:style-name="P15"><text:s/>enter the value:2</text:p>
      <text:p text:style-name="P15"/>
      <text:p text:style-name="P15"/>
      <text:p text:style-name="P15">1:push</text:p>
      <text:p text:style-name="P15"/>
      <text:p text:style-name="P15">2:pop</text:p>
      <text:p text:style-name="P15"/>
      <text:p text:style-name="P15">3:linear search</text:p>
      <text:p text:style-name="P15"/>
      <text:p text:style-name="P15">4:display</text:p>
      <text:p text:style-name="P15"/>
      <text:p text:style-name="P15">5:exit</text:p>
      <text:p text:style-name="P15"><text:s/>enter your choice:1</text:p>
      <text:p text:style-name="P15"/>
      <text:p text:style-name="P15"><text:s/>enter the value:3</text:p>
      <text:p text:style-name="P15"/>
      <text:p text:style-name="P15"/>
      <text:p text:style-name="P15">1:push</text:p>
      <text:p text:style-name="P15"/>
      <text:p text:style-name="P15">2:pop</text:p>
      <text:p text:style-name="P15"/>
      <text:p text:style-name="P15">3:linear search</text:p>
      <text:p text:style-name="P15"/>
      <text:p text:style-name="P15">4:display</text:p>
      <text:p text:style-name="P15"/>
      <text:p text:style-name="P15">5:exit</text:p>
      <text:p text:style-name="P15"><text:s/>enter your choice:1</text:p>
      <text:p text:style-name="P15"/>
      <text:p text:style-name="P15"><text:s/>enter the value:4</text:p>
      <text:p text:style-name="P15"/>
      <text:p text:style-name="P15"/>
      <text:p text:style-name="P15">1:push</text:p>
      <text:p text:style-name="P15"/>
      <text:p text:style-name="P15">2:pop</text:p>
      <text:p text:style-name="P15"/>
      <text:p text:style-name="P15">3:linear search</text:p>
      <text:p text:style-name="P15"/>
      <text:p text:style-name="P15">4:display</text:p>
      <text:p text:style-name="P15"/>
      <text:p text:style-name="P15">5:exit</text:p>
      <text:p text:style-name="P15"><text:s/>enter your choice:1</text:p>
      <text:p text:style-name="P15"/>
      <text:p text:style-name="P15"><text:soft-page-break/><text:s/>enter the value:4</text:p>
      <text:p text:style-name="P15"/>
      <text:p text:style-name="P15"/>
      <text:p text:style-name="P15">1:push</text:p>
      <text:p text:style-name="P15"/>
      <text:p text:style-name="P15">2:pop</text:p>
      <text:p text:style-name="P15"/>
      <text:p text:style-name="P15">3:linear search</text:p>
      <text:p text:style-name="P15"/>
      <text:p text:style-name="P15">4:display</text:p>
      <text:p text:style-name="P15"/>
      <text:p text:style-name="P15">5:exit</text:p>
      <text:p text:style-name="P15"><text:s/>enter your choice:4</text:p>
      <text:p text:style-name="P15">the list is </text:p>
      <text:p text:style-name="P15">4--&gt;4--&gt;3--&gt;2--&gt;</text:p>
      <text:p text:style-name="P15"/>
      <text:p text:style-name="P15">1:push</text:p>
      <text:p text:style-name="P15"/>
      <text:p text:style-name="P15">2:pop</text:p>
      <text:p text:style-name="P15"/>
      <text:p text:style-name="P15">3:linear search</text:p>
      <text:p text:style-name="P15"/>
      <text:p text:style-name="P15">4:display</text:p>
      <text:p text:style-name="P15"/>
      <text:p text:style-name="P15">5:exit</text:p>
      <text:p text:style-name="P15"><text:s/>enter your choice:2</text:p>
      <text:p text:style-name="P15">element popped -4</text:p>
      <text:p text:style-name="P15"/>
      <text:p text:style-name="P15">1:push</text:p>
      <text:p text:style-name="P15"/>
      <text:p text:style-name="P15">2:pop</text:p>
      <text:p text:style-name="P15"/>
      <text:p text:style-name="P15">3:linear search</text:p>
      <text:p text:style-name="P15"/>
      <text:p text:style-name="P15">4:display</text:p>
      <text:p text:style-name="P15"/>
      <text:p text:style-name="P15">5:exit</text:p>
      <text:p text:style-name="P15"><text:s/>enter your choice:3</text:p>
      <text:p text:style-name="P15"/>
      <text:p text:style-name="P15"><text:s/>enter element:4</text:p>
      <text:p text:style-name="P15"/>
      <text:p text:style-name="P15"><text:s/>item found at position 1</text:p>
      <text:p text:style-name="P15"/>
      <text:p text:style-name="P15">1:push</text:p>
      <text:p text:style-name="P15"/>
      <text:p text:style-name="P15">2:pop</text:p>
      <text:p text:style-name="P15"/>
      <text:p text:style-name="P15">3:linear search</text:p>
      <text:p text:style-name="P15"/>
      <text:p text:style-name="P15">4:display</text:p>
      <text:p text:style-name="P15"/>
      <text:p text:style-name="P15">5:exit</text:p>
      <text:p text:style-name="P4"><text:soft-page-break/><text:s/><text:span text:style-name="T5">OUTPUT</text:span></text:p>
      <text:p text:style-name="P4"/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1</text:p>
      <text:p text:style-name="P14"/>
      <text:p text:style-name="P14"><text:s/>enter value:1</text:p>
      <text:p text:style-name="P14"/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1</text:p>
      <text:p text:style-name="P14"/>
      <text:p text:style-name="P14"><text:s/>enter value:2</text:p>
      <text:p text:style-name="P14"/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soft-page-break/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1</text:p>
      <text:p text:style-name="P14"/>
      <text:p text:style-name="P14"><text:s/>enter value:3</text:p>
      <text:p text:style-name="P14"/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1</text:p>
      <text:p text:style-name="P14"/>
      <text:p text:style-name="P14"><text:s/>enter value:4</text:p>
      <text:p text:style-name="P9"/>
      <text:p text:style-name="P9"><text:tab/><text:span text:style-name="T4">1 for insertion at begining </text:span>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soft-page-break/><text:tab/>8 display</text:p>
      <text:p text:style-name="P14"><text:tab/>9 to exit</text:p>
      <text:p text:style-name="P14"/>
      <text:p text:style-name="P14">enter choice</text:p>
      <text:p text:style-name="P14">8</text:p>
      <text:p text:style-name="P14">4-&gt;3-&gt;2-&gt;1-&gt;null</text:p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2</text:p>
      <text:p text:style-name="P14"/>
      <text:p text:style-name="P14"><text:s/>enter value:7</text:p>
      <text:p text:style-name="P14"/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8</text:p>
      <text:p text:style-name="P14">4-&gt;3-&gt;2-&gt;1-&gt;7-&gt;null</text:p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soft-page-break/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3</text:p>
      <text:p text:style-name="P14"/>
      <text:p text:style-name="P14"><text:s/>enter value:6</text:p>
      <text:p text:style-name="P14"/>
      <text:p text:style-name="P14"><text:s/>enter the postion:4</text:p>
      <text:p text:style-name="P14"/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8</text:p>
      <text:p text:style-name="P14">4-&gt;3-&gt;2-&gt;6-&gt;1-&gt;7-&gt;null</text:p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soft-page-break/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4</text:p>
      <text:p text:style-name="P14"/>
      <text:p text:style-name="P14"><text:s/>4 deleted </text:p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5</text:p>
      <text:p text:style-name="P14"/>
      <text:p text:style-name="P14"><text:s/>7 deleted </text:p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6</text:p>
      <text:p text:style-name="P14"/>
      <text:p text:style-name="P14"><text:s/>enter postion:3</text:p>
      <text:p text:style-name="P14"/>
      <text:p text:style-name="P14"><text:soft-page-break/><text:s/>6 deleted </text:p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7</text:p>
      <text:p text:style-name="P14"/>
      <text:p text:style-name="P14"><text:s/>enter element to search:6</text:p>
      <text:p text:style-name="P14"/>
      <text:p text:style-name="P14"><text:s/>item <text:s/>not found</text:p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8</text:p>
      <text:p text:style-name="P14">3-&gt;2-&gt;1-&gt;null</text:p>
      <text:p text:style-name="P14"><text:tab/>1 for insertion at begining </text:p>
      <text:p text:style-name="P14"/>
      <text:p text:style-name="P14"><text:tab/>2 for insertion at last </text:p>
      <text:p text:style-name="P14"/>
      <text:p text:style-name="P14"><text:tab/>3 for insertion at any postion </text:p>
      <text:p text:style-name="P14"/>
      <text:p text:style-name="P14"><text:tab/>4 for deletion <text:s/>from begining</text:p>
      <text:p text:style-name="P14"/>
      <text:p text:style-name="P14"><text:soft-page-break/><text:tab/>5 for deletion from last </text:p>
      <text:p text:style-name="P14"/>
      <text:p text:style-name="P14"><text:tab/>6 for deletion from <text:s text:c="2"/>postion</text:p>
      <text:p text:style-name="P14"/>
      <text:p text:style-name="P14"><text:tab/>7 search an element in linked list</text:p>
      <text:p text:style-name="P14"/>
      <text:p text:style-name="P14"><text:tab/>8 display</text:p>
      <text:p text:style-name="P14"><text:tab/>9 to exit</text:p>
      <text:p text:style-name="P14"/>
      <text:p text:style-name="P14">enter choice</text:p>
      <text:p text:style-name="P14">9</text:p>
      <text:p text:style-name="P14"/>
      <text:p text:style-name="P14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5"><text:soft-page-break/>OUTPUT</text:p>
      <text:p text:style-name="P5"/>
      <text:p text:style-name="P13">1)create Root Node</text:p>
      <text:p text:style-name="P13">2)Insert Node</text:p>
      <text:p text:style-name="P13">3)search</text:p>
      <text:p text:style-name="P13">4)inorderTraversal <text:s text:c="2"/></text:p>
      <text:p text:style-name="P13">5)preorderTraversal <text:s/></text:p>
      <text:p text:style-name="P13">6)postorderTraversal</text:p>
      <text:p text:style-name="P13">7)delte</text:p>
      <text:p text:style-name="P13">8)Quiet</text:p>
      <text:p text:style-name="P13">choose option::1</text:p>
      <text:p text:style-name="P13"/>
      <text:p text:style-name="P13"><text:s/>enter a number:5</text:p>
      <text:p text:style-name="P13"/>
      <text:p text:style-name="P13">1)create Root Node</text:p>
      <text:p text:style-name="P13">2)Insert Node</text:p>
      <text:p text:style-name="P13">3)search</text:p>
      <text:p text:style-name="P13">4)inorderTraversal <text:s text:c="2"/></text:p>
      <text:p text:style-name="P13">5)preorderTraversal <text:s/></text:p>
      <text:p text:style-name="P13">6)postorderTraversal</text:p>
      <text:p text:style-name="P13">7)delte</text:p>
      <text:p text:style-name="P13">8)Quiet</text:p>
      <text:p text:style-name="P13">choose option::2</text:p>
      <text:p text:style-name="P13"/>
      <text:p text:style-name="P13"><text:s/>enter a number:2</text:p>
      <text:p text:style-name="P13"/>
      <text:p text:style-name="P13">1)create Root Node</text:p>
      <text:p text:style-name="P13">2)Insert Node</text:p>
      <text:p text:style-name="P13">3)search</text:p>
      <text:p text:style-name="P13">4)inorderTraversal <text:s text:c="2"/></text:p>
      <text:p text:style-name="P13">5)preorderTraversal <text:s/></text:p>
      <text:p text:style-name="P13">6)postorderTraversal</text:p>
      <text:p text:style-name="P13">7)delte</text:p>
      <text:p text:style-name="P13">8)Quiet</text:p>
      <text:p text:style-name="P13">choose option::2</text:p>
      <text:p text:style-name="P13"/>
      <text:p text:style-name="P13"><text:s/>enter a number:3</text:p>
      <text:p text:style-name="P13"/>
      <text:p text:style-name="P13">1)create Root Node</text:p>
      <text:p text:style-name="P13">2)Insert Node</text:p>
      <text:p text:style-name="P13">3)search</text:p>
      <text:p text:style-name="P13">4)inorderTraversal <text:s text:c="2"/></text:p>
      <text:p text:style-name="P13">5)preorderTraversal <text:s/></text:p>
      <text:p text:style-name="P13">6)postorderTraversal</text:p>
      <text:p text:style-name="P13">7)delte</text:p>
      <text:p text:style-name="P13">8)Quiet</text:p>
      <text:p text:style-name="P13">choose option::2</text:p>
      <text:p text:style-name="P13"/>
      <text:p text:style-name="P13"><text:s/>enter a number:7</text:p>
      <text:p text:style-name="P13"/>
      <text:p text:style-name="P13">1)create Root Node</text:p>
      <text:p text:style-name="P13">2)Insert Node</text:p>
      <text:p text:style-name="P13"><text:soft-page-break/>3)search</text:p>
      <text:p text:style-name="P13">4)inorderTraversal <text:s text:c="2"/></text:p>
      <text:p text:style-name="P13">5)preorderTraversal <text:s/></text:p>
      <text:p text:style-name="P13">6)postorderTraversal</text:p>
      <text:p text:style-name="P13">7)delte</text:p>
      <text:p text:style-name="P13">8)Quiet</text:p>
      <text:p text:style-name="P13">choose option::4</text:p>
      <text:p text:style-name="P13"/>
      <text:p text:style-name="P13">.....................</text:p>
      <text:p text:style-name="P13">2-&gt;3-&gt;5-&gt;7-&gt;</text:p>
      <text:p text:style-name="P13">.......................</text:p>
      <text:p text:style-name="P13"/>
      <text:p text:style-name="P13">1)create Root Node</text:p>
      <text:p text:style-name="P13">2)Insert Node</text:p>
      <text:p text:style-name="P13">3)search</text:p>
      <text:p text:style-name="P13">4)inorderTraversal <text:s text:c="2"/></text:p>
      <text:p text:style-name="P13">5)preorderTraversal <text:s/></text:p>
      <text:p text:style-name="P13">6)postorderTraversal</text:p>
      <text:p text:style-name="P13">7)delte</text:p>
      <text:p text:style-name="P13">8)Quiet</text:p>
      <text:p text:style-name="P13">choose option::3</text:p>
      <text:p text:style-name="P13"/>
      <text:p text:style-name="P13"><text:s/>enter a number8</text:p>
      <text:p text:style-name="P13"/>
      <text:p text:style-name="P13"><text:s/>NOT FOUND!</text:p>
      <text:p text:style-name="P13"/>
      <text:p text:style-name="P13">1)create Root Node</text:p>
      <text:p text:style-name="P13">2)Insert Node</text:p>
      <text:p text:style-name="P13">3)search</text:p>
      <text:p text:style-name="P13">4)inorderTraversal <text:s text:c="2"/></text:p>
      <text:p text:style-name="P13">5)preorderTraversal <text:s/></text:p>
      <text:p text:style-name="P13">6)postorderTraversal</text:p>
      <text:p text:style-name="P13">7)delte</text:p>
      <text:p text:style-name="P13">8)Quiet</text:p>
      <text:p text:style-name="P13">choose option::3</text:p>
      <text:p text:style-name="P13"/>
      <text:p text:style-name="P13"><text:s/>enter a number3</text:p>
      <text:p text:style-name="P13"/>
      <text:p text:style-name="P10"><text:s/><text:span text:style-name="T3">FOUND!</text:span></text:p>
      <text:p text:style-name="P13"/>
      <text:p text:style-name="P13">1)create Root Node</text:p>
      <text:p text:style-name="P13">2)Insert Node</text:p>
      <text:p text:style-name="P13">3)search</text:p>
      <text:p text:style-name="P13">4)inorderTraversal <text:s text:c="2"/></text:p>
      <text:p text:style-name="P13">5)preorderTraversal <text:s/></text:p>
      <text:p text:style-name="P13">6)postorderTraversal</text:p>
      <text:p text:style-name="P13">7)delte</text:p>
      <text:p text:style-name="P13">8)Quiet</text:p>
      <text:p text:style-name="P13">choose option::8</text:p>
      <text:p text:style-name="P13"/>
      <text:p text:style-name="P13"/>
      <text:p text:style-name="P13"/>
      <text:p text:style-name="P13"><text:soft-page-break/></text:p>
      <text:p text:style-name="P5">OUTPUT</text:p>
      <text:p text:style-name="P5"/>
      <text:p text:style-name="P13">enter size of universal set:6</text:p>
      <text:p text:style-name="P13">enter elements:1 2 3 4 5 6</text:p>
      <text:p text:style-name="P13"/>
      <text:p text:style-name="P13"><text:s/>enter size of set 1:3</text:p>
      <text:p text:style-name="P13"/>
      <text:p text:style-name="P13"><text:s/>enter elements:1 2 3</text:p>
      <text:p text:style-name="P13"/>
      <text:p text:style-name="P13"><text:s/>enter size of set 2:3 <text:s text:c="3"/></text:p>
      <text:p text:style-name="P13"/>
      <text:p text:style-name="P13"><text:s/>enter elements:2 3 4 </text:p>
      <text:p text:style-name="P13"/>
      <text:p text:style-name="P13"><text:s/>universal set:{123456}</text:p>
      <text:p text:style-name="P13"><text:s/>set 1 bit string:{111000}</text:p>
      <text:p text:style-name="P13"><text:s/>set 2 bit string:{011100}</text:p>
      <text:p text:style-name="P13"><text:s/>set 1:{123}</text:p>
      <text:p text:style-name="P13"><text:s/>set 2:{234}</text:p>
      <text:p text:style-name="P13"><text:s/>union:{1234}</text:p>
      <text:p text:style-name="P13">Intersection:{23}</text:p>
      <text:p text:style-name="P13"><text:s/>difference:{1}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5"><text:soft-page-break/>OUTPUT</text:p>
      <text:p text:style-name="P5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 : 1</text:p>
      <text:p text:style-name="P13">Enter element : 1</text:p>
      <text:p text:style-name="P13"/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 : 1</text:p>
      <text:p text:style-name="P13">Enter element : 2</text:p>
      <text:p text:style-name="P13"/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 : 2</text:p>
      <text:p text:style-name="P13">The sets are</text:p>
      <text:p text:style-name="P13">1 2 </text:p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 : 3</text:p>
      <text:p text:style-name="P13">enter the two sets to union</text:p>
      <text:p text:style-name="P13">Enter first set : 1</text:p>
      <text:p text:style-name="P13">Enter second set : 2</text:p>
      <text:p text:style-name="P13"/>
      <text:p text:style-name="P13"/>
      <text:p text:style-name="P13">1:Make Set</text:p>
      <text:p text:style-name="P13">2:Display set Representatives</text:p>
      <text:p text:style-name="P13">3:Union</text:p>
      <text:p text:style-name="P13">4:Find Set</text:p>
      <text:p text:style-name="P13">5:Exit</text:p>
      <text:p text:style-name="P13">Enter your choice : 4</text:p>
      <text:p text:style-name="P13">Enter the value to find : 2</text:p>
      <text:p text:style-name="P13"/>
      <text:p text:style-name="P13">Value 2 is in set 1</text:p>
      <text:p text:style-name="P13"/>
      <text:p text:style-name="P13">1:Make Set</text:p>
      <text:p text:style-name="P13">2:Display set Representatives</text:p>
      <text:p text:style-name="P13"><text:soft-page-break/>3:Union</text:p>
      <text:p text:style-name="P13">4:Find Set</text:p>
      <text:p text:style-name="P13">5:Exit</text:p>
      <text:p text:style-name="P13">Enter your choice : 5</text:p>
      <text:p text:style-name="P13"/>
      <text:p text:style-name="P13">Press any key to exit.</text:p>
      <text:p text:style-name="P13"/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12T13:42:47.973805319</meta:creation-date>
    <dc:date>2023-12-12T15:33:50.884257638</dc:date>
    <meta:editing-duration>PT10M1S</meta:editing-duration>
    <meta:editing-cycles>1</meta:editing-cycles>
    <meta:document-statistic meta:table-count="0" meta:image-count="0" meta:object-count="0" meta:page-count="23" meta:paragraph-count="742" meta:word-count="2584" meta:character-count="13696" meta:non-whitespace-character-count="11354"/>
    <meta:generator>LibreOffice/5.1.6.2$Linux_X86_64 LibreOffice_project/10m0$Build-2</meta:generator>
  </office:meta>
</office:document-meta>
</file>